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4" style:parent-style-name="Normal" style:family="paragraph">
      <style:paragraph-properties fo:text-align="start" fo:text-indent="0in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23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24" style:parent-style-name="Normal" style:family="paragraph">
      <style:paragraph-properties fo:text-align="start" fo:text-indent="0in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7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1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4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5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" style:parent-style-name="Normal" style:family="paragraph">
      <style:paragraph-properties fo:text-align="start" fo:text-indent="0in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2" style:parent-style-name="Normal" style:family="paragraph">
      <style:paragraph-properties fo:text-align="start" fo:text-indent="0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7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in"/>
    </style:style>
    <style:style style:name="T7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0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2" style:parent-style-name="DefaultParagraphFont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 fo:language="en" fo:country="US"/>
    </style:style>
    <style:style style:name="T8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</office:automatic-styles>
  <office:body>
    <office:text text:use-soft-page-breaks="true">
      <text:p text:style-name="P1">Results</text:p>
      <text:p text:style-name="P2">Hierarchical clustering</text:p>
      <text:p text:style-name="P3">To investingate groups that differ<text:s/>highes possible<text:s/>in they objective cognitive performance levels, a hierarchical cluster analysis<text:s/>using ward algorithm with Euclidean distance was conducted.</text:p>
      <text:p text:style-name="P4"><text:span text:style-name="T5">From the initi</text:span><text:span text:style-name="T6">a</text:span><text:span text:style-name="T7">l Stichprobe, 9 participants were excluded based on<text:s/></text:span><text:span text:style-name="T8">missing values in at least one of the cognitive variables, TMT, n-back and PVT</text:span><text:span text:style-name="T9">, which lead to 70 participants for cons analysis</text:span><text:span text:style-name="T10">. Explorative analysis</text:span><text:span text:style-name="T11">(?)</text:span><text:span text:style-name="T12"><text:s/>of which variables contribute best to resulted in a final clustering based on observed TMT-A and TMT-B completion time and rea</text:span><text:span text:style-name="T13">c</text:span><text:span text:style-name="T14">tion</text:span><text:span text:style-name="T15"><text:s/></text:span><text:span text:style-name="T16">time in PVT.<text:s/></text:span><text:span text:style-name="T17">As TMT-BA ergibt sich aus TMT-A and B, and therefore doppelte Information ist, it was not used to<text:s/></text:span><text:span text:style-name="T18">define clusters, damit die Gewichtung (oder wie sagt man?) der Variablen gleich bleibt.<text:s/></text:span><text:span text:style-name="T19">As participants in general seemed to perform poorly on the n-back, especially in the 2-back task (mean missed targets = 13.5, Range = 3 – 20 missed targets).<text:s/></text:span><text:span text:style-name="T20">The dendrogram<text:s/></text:span><text:span text:style-name="T21">provided proof for reasonable separation two-cluster solution and a four-cluster solution. The two-cluster and four-cluster solution were examined in several differences. The clustering algorithm devided the participants into two distinct clusters and four distinct clusters.<text:s/></text:span></text:p>
      <text:p text:style-name="P22"/>
      <text:p text:style-name="P23">Two-cluster solution</text:p>
      <text:p text:style-name="P24"><text:span text:style-name="T25">Cluster 1 (C1) contained 41 participants, of which 33 reported subjective CD. Con…., Cluster 2 (C2) contained of 29 paricipants, of which 10 reported subjective CD (Table X).</text:span><text:span text:style-name="T26"><text:s/>Comparison of the two clusters were performed using nonparametric Wilcoxon test,<text:s/></text:span><text:span text:style-name="T27">as the assumtion of normality distribution and variance homogeniety were not given for most of the variables.</text:span><text:span text:style-name="T28"><text:s/></text:span><text:span text:style-name="T29">In Table X all comparisons are stated.<text:s/></text:span><text:span text:style-name="T30">The participants<text:s/></text:span><text:span text:style-name="T31">of C2 completed the TMT and reacted in PVT significantly faster as participants in C1. Missed targets in the n-back task were significantly more frequent in C1 compared to C2</text:span><text:span text:style-name="T32">.<text:s/></text:span><text:span text:style-name="T33"><text:s/>No significant differneces were found between clusters in age, level of education,<text:s/></text:span><text:span text:style-name="T34">fatigue scores, quality of sleep, anxiety and depression.<text:s/></text:span><text:span text:style-name="T35">No auffällige Werte in HADS and Fatigue, but scores in PSQI indicate poor sleep quality in both clusters (</text:span><text:span text:style-name="T36">C1:<text:s/></text:span><text:span text:style-name="T37">M</text:span><text:span text:style-name="T38"><text:s/>= 7.4, SD = 4.3; C2:<text:s/></text:span><text:span text:style-name="T39">M</text:span><text:span text:style-name="T40"><text:s/>= 6.2, SD = 3.7).</text:span><text:span text:style-name="T41"><text:s/>The subgroups<text:s/></text:span><text:span text:style-name="T42">no</text:span><text:span text:style-name="T43"><text:s/></text:span><text:span text:style-name="T44">self-</text:span><text:span text:style-name="T45">reported CD C1</text:span><text:span text:style-name="T46">,<text:s/></text:span><text:span text:style-name="T47">self-</text:span><text:span text:style-name="T48">reported CD C1</text:span><text:span text:style-name="T49">,<text:s/></text:span><text:span text:style-name="T50">no</text:span><text:span text:style-name="T51"><text:s/>self-</text:span><text:span text:style-name="T52">reported CD C2</text:span><text:span text:style-name="T53"><text:s/>and<text:s/></text:span><text:span text:style-name="T54">self-</text:span><text:span text:style-name="T55">reported CD C2</text:span><text:span text:style-name="T56"><text:s/>were compared.</text:span></text:p>
      <text:p text:style-name="P57"><text:span text:style-name="T58">Besides observed group differences in cognitive variables, t</text:span><text:span text:style-name="T59">he Kruskal-Wallis test indicated<text:s/></text:span><text:span text:style-name="T60">significant group<text:s/></text:span><text:span text:style-name="T61">difference<text:s/></text:span><text:span text:style-name="T62">alle questionnaire scores. Dunn</text:span><text:span text:style-name="T63"><text:s/>post-hoc testing revealed</text:span><text:span text:style-name="T64"><text:s/>significant differences between the no self-reported CD group and self-reported CD group within C2 in PSQI, FACIT-F and HADS-A scores (Abbildung). The<text:s/></text:span><text:span text:style-name="T65">self-reported CD C2</text:span><text:span text:style-name="T66"><text:s/></text:span><text:soft-page-break/><text:span text:style-name="T67">group showed the most severe scores<text:s/></text:span><text:span text:style-name="T68">compared to the other three subgroups in all questionnair scores (Table X). It is the only subgroup showing clinical significant fatigue (FACIT-F: M = 27.7, SD = 11.1) and elevanted levels of anxiety (HADS-A: M = 8.00, The<text:s/></text:span><text:span text:style-name="T69">no self-reported CD C2<text:s/></text:span><text:span text:style-name="T70">group on the other hand showed the less severe scores compared to the other three subgroup (Table X).</text:span></text:p>
      <text:p text:style-name="P71"/>
      <text:p text:style-name="P72">Four-cluster solution</text:p>
      <text:p text:style-name="P73">C2 stayed the same as in the two-cluster solution, while C1 was split into<text:s/>three new clusters<text:s/>(Appendix).<text:s/>C1 now contained of 17 (13 self-reported CD), C3 of 16 (13 self-reported CD) and C4 (6 self-reported CD) participants (see table).<text:s/></text:p>
      <text:p text:style-name="P74">Data did not meet the assumtion of normality and variance homogeniety. Therefore the Kruskal-Wallis test was used to identify cluster differences. Descriptive statistic and dunn Post hoc test was used to investigate cluster differences further in the cognitive variables.</text:p>
      <text:p text:style-name="P75">Participants in C2 showed overall the best cognitive performance, indicated by lowest PVT (M = .29, SD = .02), TMT-A (M = 19.4, SD = 4), TMT-B (M = 43) and n-back scores (M = 5.8 SD = 3.9; M = 10.5, SD = 4). However, they TMT-diff score was slightly higher than that from participants in C1 (C2: M = 23.5, SD = 9.5; C1: M = 20.6, SD = 6.4). Participants in C4 revealed thereby compared to the other 3 clusters the poorest cognitive performance, with significant lower cognitive performance in all tests compared to participants in C2. Participants from C1 showed better performance in TMT-A and significantly better performance in TMT-B and TMT-diff, but significantly lower performance in PVT compared to participants from C3.<text:s/></text:p>
      <text:p text:style-name="P76"><text:span text:style-name="T77">No significant differences were found in demographic and questionnaire variables between clusters (table). Descriptivly wurde entdeckt that C4 participants scored lowest on the FACIT-F scale, with a mean indicating vorhandene Fatigue (28.9, SD = 10.75). The participant with<text:s/></text:span><text:span text:style-name="T78">no self-reported CD<text:s/></text:span><text:span text:style-name="T79">in that cluster When looking at this closer the participant with<text:s/></text:span><text:span text:style-name="T80">no self-reported CD</text:span><text:span text:style-name="T81"><text:s/>in C4 had a Fatigue score of 21, while the FACIT-F mean in participants with<text:s/></text:span><text:span text:style-name="T82">self-reported CD</text:span><text:span text:style-name="T83"><text:s/>in that cluster was slightly above the the cut-off (M = 30.2, SD = 11.1).</text:span></text:p>
      <text:p text:style-name="P84"/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30T05:31:00Z</meta:creation-date>
    <dc:date>2025-03-30T12:12:00Z</dc:date>
    <meta:template xlink:href="Normal.dotm" xlink:type="simple"/>
    <meta:editing-cycles>8</meta:editing-cycles>
    <meta:editing-duration>PT0S</meta:editing-duration>
    <meta:document-statistic meta:page-count="2" meta:paragraph-count="9" meta:word-count="658" meta:character-count="4800" meta:row-count="34" meta:non-whitespace-character-count="4151"/>
  </office:meta>
</office:document-meta>
</file>